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ff3333" fo:text-shadow="none"/>
    </style:style>
    <style:style style:name="T2" style:family="text">
      <style:text-properties style:use-window-font-color="true" fo:text-shadow="none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formation Retrieval - Zwischenpräsent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ier mal bitte eure Namen einfügen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p>1 Aufgabenstellung</text:p>
            <text:p>2 Prototyp</text:p>
            <text:p>3 Nächste Schrit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 Aufgabenstell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uchmaschine für Paper</text:p>
              </text:list-item>
              <text:list-item>
                <text:p>Fachbereich Digital Text Forensics</text:p>
                <text:list>
                  <text:list-item>
                    <text:p><text:span text:style-name="T1">"Definition" Digital Text Forensics vielleicht hat da ja einer von euch ne gute.</text:span></text:p>
                  </text:list-item>
                </text:list>
              </text:list-item>
              <text:list-item>
                <text:p>Probleme<text:span text:style-name="T2">: </text:span></text:p>
                <text:list>
                  <text:list-item>
                    <text:p><text:span text:style-name="T2">Kaum Metadaten</text:span></text:p>
                  </text:list-item>
                  <text:list-item>
                    <text:p><text:span text:style-name="T2">Wann ist ein Paper relevant</text:span></text:p>
                  </text:list-item>
                  <text:list-item>
                    <text:p><text:span text:style-name="T1">Vielleicht hat noch einer w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 Prototyp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avid &amp; Hendr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3 Nächste Schritte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Verlinkungen auf Dokument statt auf Index</text:p>
              </text:list-item>
              <text:list-item>
                <text:p>Lösung des Metadatenproblems</text:p>
                <text:list>
                  <text:list-item>
                    <text:p>Der Dateiname ist nicht ausreichend</text:p>
                  </text:list-item>
                  <text:list-item>
                    <text:p>Titel des Dokuments wird benötigt</text:p>
                  </text:list-item>
                  <text:list-item>
                    <text:p>Außerdem Datum, Autor, Quell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nking (Scoring)</text:p>
                <text:list>
                  <text:list-item>
                    <text:p>Userlogs</text:p>
                  </text:list-item>
                  <text:list-item>
                    <text:p>Erwähnungen in anderen Papers</text:p>
                  </text:list-item>
                  <text:list-item>
                    <text:p>Qualität (Metadaten)</text:p>
                  </text:list-item>
                  <text:list-item>
                    <text:p>BM25</text:p>
                  </text:list-item>
                  <text:list-item>
                    <text:p>(Dat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gging von Usern</text:p>
                <text:list>
                  <text:list-item>
                    <text:p>Durch Logdatei</text:p>
                  </text:list-item>
                  <text:list-item>
                    <text:p>Userclicks</text:p>
                  </text:list-item>
                  <text:list-item>
                    <text:p>Querylogs</text:p>
                  </text:list-item>
                  <text:list-item>
                    <text:p>Welche Dokumente</text:p>
                  </text:list-item>
                </text:list>
              </text:list-item>
              <text:list-item>
                <text:p>(Robustheit gegen Rechtschreibfehler)</text:p>
              </text:list-item>
              <text:list-item>
                <text:p>(Suchoperatoren)</text:p>
              </text:list-item>
              <text:list-item>
                <text:p>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LEN DANK</text:p>
          </draw:text-box>
        </draw:frame>
        <draw:frame presentation:style-name="pr2" draw:text-style-name="P1" draw:layer="layout" svg:width="25.199cm" svg:height="14.369cm" svg:x="1.4cm" svg:y="4.914cm" presentation:class="outline" presentation:user-transformed="true">
          <draw:text-box>
            <text:p text:style-name="P1"><text:span text:style-name="T3">WER FRAGEN HAT DARF SIE BEHALTEN</text:span></text:p>
            <text:p text:style-name="P1"><text:span text:style-name="T3">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M35S</meta:editing-duration>
    <meta:editing-cycles>3</meta:editing-cycles>
    <meta:generator>OpenOffice/4.1.2$Win32 OpenOffice.org_project/412m3$Build-9782</meta:generator>
    <dc:date>2017-11-07T16:04:57.17</dc:date>
    <dc:creator>Edward Kupfer</dc:creator>
    <meta:document-statistic meta:object-count="53"/>
  </office:meta>
</office:document-meta>
</file>